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925in"/>
    </style:style>
    <style:style style:name="co3" style:family="table-column">
      <style:table-column-properties fo:break-before="auto" style:column-width="1.322in"/>
    </style:style>
    <style:style style:name="co4" style:family="table-column">
      <style:table-column-properties fo:break-before="auto" style:column-width="0.8866in"/>
    </style:style>
    <style:style style:name="co5" style:family="table-column">
      <style:table-column-properties fo:break-before="auto" style:column-width="0.7209in"/>
    </style:style>
    <style:style style:name="co6" style:family="table-column">
      <style:table-column-properties fo:break-before="auto" style:column-width="6.2831in"/>
    </style:style>
    <style:style style:name="co7" style:family="table-column">
      <style:table-column-properties fo:break-before="auto" style:column-width="0.42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5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9283in" svg:y="0.0394in">
            <draw:object draw:notify-on-update-of-ranges="Sheet1.A1:Sheet1.A1 T1P1S1_h2.C1:T1P1S1_h2.C15 Sheet1.A2:Sheet1.A2 T1P1S1_R_h2.C1:T1P1S1_R_h2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T1P1S1</text:p>
          </table:table-cell>
        </table:table-row>
        <table:table-row table:style-name="ro1">
          <table:table-cell office:value-type="string" calcext:value-type="string">
            <text:p>T1P1S1_R</text:p>
          </table:table-cell>
        </table:table-row>
      </table:table>
      <table:table table:name="T1P1S1_R_h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25862669159805" calcext:value-type="float">
            <text:p>0.425862669159805</text:p>
          </table:table-cell>
          <table:table-cell office:value-type="float" office:value="0.0073856" calcext:value-type="float">
            <text:p>0.0073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67830297071" calcext:value-type="float">
            <text:p>0.5267830297071</text:p>
          </table:table-cell>
          <table:table-cell office:value-type="float" office:value="0.00627072" calcext:value-type="float">
            <text:p>0.00627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90738005262609" calcext:value-type="float">
            <text:p>0.099073800526261</text:p>
          </table:table-cell>
          <table:table-cell office:value-type="float" office:value="0.009576704" calcext:value-type="float">
            <text:p>0.009576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0437062035761" calcext:value-type="float">
            <text:p>0.320437062035761</text:p>
          </table:table-cell>
          <table:table-cell office:value-type="float" office:value="0.007526144" calcext:value-type="float">
            <text:p>0.0075261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764305089696" calcext:value-type="float">
            <text:p>0.61764305089696</text:p>
          </table:table-cell>
          <table:table-cell office:value-type="float" office:value="0.007877632" calcext:value-type="float">
            <text:p>0.007877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79136521688929" calcext:value-type="float">
            <text:p>0.879136521688929</text:p>
          </table:table-cell>
          <table:table-cell office:value-type="float" office:value="0.006370048" calcext:value-type="float">
            <text:p>0.006370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4072378964807" calcext:value-type="float">
            <text:p>0.154072378964807</text:p>
          </table:table-cell>
          <table:table-cell office:value-type="float" office:value="0.008807424" calcext:value-type="float">
            <text:p>0.008807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07756535797" calcext:value-type="float">
            <text:p>0.78807756535797</text:p>
          </table:table-cell>
          <table:table-cell office:value-type="float" office:value="0.006253824" calcext:value-type="float">
            <text:p>0.006253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59388929135069" calcext:value-type="float">
            <text:p>0.459388929135069</text:p>
          </table:table-cell>
          <table:table-cell office:value-type="float" office:value="0.006112768" calcext:value-type="float">
            <text:p>0.006112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79348189399033" calcext:value-type="float">
            <text:p>0.037934818939903</text:p>
          </table:table-cell>
          <table:table-cell office:value-type="float" office:value="0.01087232" calcext:value-type="float">
            <text:p>0.01087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1527533076695" calcext:value-type="float">
            <text:p>0.511527533076695</text:p>
          </table:table-cell>
          <table:table-cell office:value-type="float" office:value="0.0078272" calcext:value-type="float">
            <text:p>0.0078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683457758156" calcext:value-type="float">
            <text:p>0.595683457758156</text:p>
          </table:table-cell>
          <table:table-cell office:value-type="float" office:value="0.0060032" calcext:value-type="float">
            <text:p>0.00600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7181863467244" calcext:value-type="float">
            <text:p>0.277181863467244</text:p>
          </table:table-cell>
          <table:table-cell office:value-type="float" office:value="0.006951936" calcext:value-type="float">
            <text:p>0.006951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4696668739895" calcext:value-type="float">
            <text:p>0.314696668739895</text:p>
          </table:table-cell>
          <table:table-cell office:value-type="float" office:value="0.005630208" calcext:value-type="float">
            <text:p>0.0056302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57794058000138" calcext:value-type="float">
            <text:p>0.457794058000138</text:p>
          </table:table-cell>
          <table:table-cell office:value-type="float" office:value="0.005910784" calcext:value-type="float">
            <text:p>0.005910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3036196352017" calcext:value-type="float">
            <text:p>0.493036196352017</text:p>
          </table:table-cell>
          <table:table-cell office:value-type="float" office:value="0.00614272" calcext:value-type="float">
            <text:p>0.00614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8379159357899" calcext:value-type="float">
            <text:p>0.198379159357899</text:p>
          </table:table-cell>
          <table:table-cell office:value-type="float" office:value="0.00836864" calcext:value-type="float">
            <text:p>0.008368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5380736622506" calcext:value-type="float">
            <text:p>0.185380736622506</text:p>
          </table:table-cell>
          <table:table-cell office:value-type="float" office:value="0.006943744" calcext:value-type="float">
            <text:p>0.0069437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4946391963151" calcext:value-type="float">
            <text:p>0.664946391963151</text:p>
          </table:table-cell>
          <table:table-cell office:value-type="float" office:value="0.008673792" calcext:value-type="float">
            <text:p>0.008673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3218019731189" calcext:value-type="float">
            <text:p>0.173218019731189</text:p>
          </table:table-cell>
          <table:table-cell office:value-type="float" office:value="0.007131648" calcext:value-type="float">
            <text:p>0.007131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713723614813" calcext:value-type="float">
            <text:p>0.637713723614813</text:p>
          </table:table-cell>
          <table:table-cell office:value-type="float" office:value="0.006952192" calcext:value-type="float">
            <text:p>0.006952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718502413466" calcext:value-type="float">
            <text:p>0.17718502413466</text:p>
          </table:table-cell>
          <table:table-cell office:value-type="float" office:value="0.005567744" calcext:value-type="float">
            <text:p>0.0055677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25006288199331" calcext:value-type="float">
            <text:p>0.925006288199331</text:p>
          </table:table-cell>
          <table:table-cell office:value-type="float" office:value="0.008934656" calcext:value-type="float">
            <text:p>0.008934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99299200503781" calcext:value-type="float">
            <text:p>0.899299200503781</text:p>
          </table:table-cell>
          <table:table-cell office:value-type="float" office:value="0.009158144" calcext:value-type="float">
            <text:p>0.0091581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3599824219432" calcext:value-type="float">
            <text:p>0.213599824219432</text:p>
          </table:table-cell>
          <table:table-cell office:value-type="float" office:value="0.0067008" calcext:value-type="float">
            <text:p>0.0067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6604963276207" calcext:value-type="float">
            <text:p>0.476604963276207</text:p>
          </table:table-cell>
          <table:table-cell office:value-type="float" office:value="0.008061184" calcext:value-type="float">
            <text:p>0.008061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7843591358637" calcext:value-type="float">
            <text:p>0.517843591358637</text:p>
          </table:table-cell>
          <table:table-cell office:value-type="float" office:value="0.00591616" calcext:value-type="float">
            <text:p>0.00591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2892238238956" calcext:value-type="float">
            <text:p>0.102892238238956</text:p>
          </table:table-cell>
          <table:table-cell office:value-type="float" office:value="0.008855552" calcext:value-type="float">
            <text:p>0.008855552</text:p>
          </table:table-cell>
        </table:table-row>
      </table:table>
      <table:table table:name="T1P1S1_h2" table:style-name="ta1"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7701753091313" calcext:value-type="float">
            <text:p>0.357701753091313</text:p>
          </table:table-cell>
          <table:table-cell office:value-type="float" office:value="0.005381632" calcext:value-type="float">
            <text:p>0.00538163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0689528603371" calcext:value-type="float">
            <text:p>0.850689528603371</text:p>
          </table:table-cell>
          <table:table-cell office:value-type="float" office:value="0.005699072" calcext:value-type="float">
            <text:p>0.00569907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7613321461599" calcext:value-type="float">
            <text:p>0.587613321461599</text:p>
          </table:table-cell>
          <table:table-cell office:value-type="float" office:value="0.005413632" calcext:value-type="float">
            <text:p>0.00541363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3754725541538" calcext:value-type="float">
            <text:p>0.653754725541538</text:p>
          </table:table-cell>
          <table:table-cell office:value-type="float" office:value="0.009092864" calcext:value-type="float">
            <text:p>0.0090928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81818962013974" calcext:value-type="float">
            <text:p>0.981818962013974</text:p>
          </table:table-cell>
          <table:table-cell office:value-type="float" office:value="0.009531136" calcext:value-type="float">
            <text:p>0.00953113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5824087443183" calcext:value-type="float">
            <text:p>0.805824087443183</text:p>
          </table:table-cell>
          <table:table-cell office:value-type="float" office:value="0.009357056" calcext:value-type="float">
            <text:p>0.00935705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68277381918512" calcext:value-type="float">
            <text:p>0.868277381918512</text:p>
          </table:table-cell>
          <table:table-cell office:value-type="float" office:value="0.005731072" calcext:value-type="float">
            <text:p>0.00573107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7425070120686" calcext:value-type="float">
            <text:p>0.137425070120686</text:p>
          </table:table-cell>
          <table:table-cell office:value-type="float" office:value="0.005545984" calcext:value-type="float">
            <text:p>0.00554598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3294662057575" calcext:value-type="float">
            <text:p>0.713294662057575</text:p>
          </table:table-cell>
          <table:table-cell office:value-type="float" office:value="0.007185408" calcext:value-type="float">
            <text:p>0.00718540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8463340175187" calcext:value-type="float">
            <text:p>0.738463340175187</text:p>
          </table:table-cell>
          <table:table-cell office:value-type="float" office:value="0.005403392" calcext:value-type="float">
            <text:p>0.0054033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7156781818873" calcext:value-type="float">
            <text:p>0.857156781818873</text:p>
          </table:table-cell>
          <table:table-cell office:value-type="float" office:value="0.010009856" calcext:value-type="float">
            <text:p>0.01000985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720969071863" calcext:value-type="float">
            <text:p>0.73720969071863</text:p>
          </table:table-cell>
          <table:table-cell office:value-type="float" office:value="0.009974272" calcext:value-type="float">
            <text:p>0.00997427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86174529764436" calcext:value-type="float">
            <text:p>0.078617452976444</text:p>
          </table:table-cell>
          <table:table-cell office:value-type="float" office:value="0.00571264" calcext:value-type="float">
            <text:p>0.005712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6155369710257" calcext:value-type="float">
            <text:p>0.206155369710257</text:p>
          </table:table-cell>
          <table:table-cell office:value-type="float" office:value="0.010622464" calcext:value-type="float">
            <text:p>0.0106224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614054585043" calcext:value-type="float">
            <text:p>0.598614054585043</text:p>
          </table:table-cell>
          <table:table-cell office:value-type="float" office:value="0.007328256" calcext:value-type="float">
            <text:p>0.00732825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5964518751485" calcext:value-type="float">
            <text:p>0.315964518751485</text:p>
          </table:table-cell>
          <table:table-cell office:value-type="float" office:value="0.005475328" calcext:value-type="float">
            <text:p>0.00547532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4519998790922" calcext:value-type="float">
            <text:p>0.274519998790922</text:p>
          </table:table-cell>
          <table:table-cell office:value-type="float" office:value="0.005794304" calcext:value-type="float">
            <text:p>0.0057943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4166724207204" calcext:value-type="float">
            <text:p>0.314166724207204</text:p>
          </table:table-cell>
          <table:table-cell office:value-type="float" office:value="0.006184192" calcext:value-type="float">
            <text:p>0.0061841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8793741349892" calcext:value-type="float">
            <text:p>0.638793741349892</text:p>
          </table:table-cell>
          <table:table-cell office:value-type="float" office:value="0.005819648" calcext:value-type="float">
            <text:p>0.00581964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1815865440914" calcext:value-type="float">
            <text:p>0.231815865440914</text:p>
          </table:table-cell>
          <table:table-cell office:value-type="float" office:value="0.005592064" calcext:value-type="float">
            <text:p>0.0055920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3635830523103" calcext:value-type="float">
            <text:p>0.573635830523103</text:p>
          </table:table-cell>
          <table:table-cell office:value-type="float" office:value="0.005454848" calcext:value-type="float">
            <text:p>0.00545484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7340151241061" calcext:value-type="float">
            <text:p>0.817340151241061</text:p>
          </table:table-cell>
          <table:table-cell office:value-type="float" office:value="0.00576768" calcext:value-type="float">
            <text:p>0.0057676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6916198734432" calcext:value-type="float">
            <text:p>0.356916198734432</text:p>
          </table:table-cell>
          <table:table-cell office:value-type="float" office:value="0.007407104" calcext:value-type="float">
            <text:p>0.0074071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3518119301171" calcext:value-type="float">
            <text:p>0.343518119301171</text:p>
          </table:table-cell>
          <table:table-cell office:value-type="float" office:value="0.006527488" calcext:value-type="float">
            <text:p>0.00652748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5047881836286" calcext:value-type="float">
            <text:p>0.605047881836286</text:p>
          </table:table-cell>
          <table:table-cell office:value-type="float" office:value="0.005393152" calcext:value-type="float">
            <text:p>0.00539315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7964369994358" calcext:value-type="float">
            <text:p>0.497964369994358</text:p>
          </table:table-cell>
          <table:table-cell office:value-type="float" office:value="0.006025216" calcext:value-type="float">
            <text:p>0.00602521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024304455018" calcext:value-type="float">
            <text:p>0.21024304455018</text:p>
          </table:table-cell>
          <table:table-cell office:value-type="float" office:value="0.00606848" calcext:value-type="float">
            <text:p>0.0060684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63513493164073" calcext:value-type="float">
            <text:p>0.066351349316407</text:p>
          </table:table-cell>
          <table:table-cell office:value-type="float" office:value="0.00692864" calcext:value-type="float">
            <text:p>0.006928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61523111223132" calcext:value-type="float">
            <text:p>0.261523111223132</text:p>
          </table:table-cell>
          <table:table-cell office:value-type="float" office:value="0.005339648" calcext:value-type="float">
            <text:p>0.00533964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2961805665498" calcext:value-type="float">
            <text:p>0.822961805665498</text:p>
          </table:table-cell>
          <table:table-cell office:value-type="float" office:value="0.009403904" calcext:value-type="float">
            <text:p>0.0094039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7147751847254" calcext:value-type="float">
            <text:p>0.137147751847254</text:p>
          </table:table-cell>
          <table:table-cell office:value-type="float" office:value="0.01005312" calcext:value-type="float">
            <text:p>0.0100531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2323641726347" calcext:value-type="float">
            <text:p>0.652323641726347</text:p>
          </table:table-cell>
          <table:table-cell office:value-type="float" office:value="0.009091072" calcext:value-type="float">
            <text:p>0.00909107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8620745482187" calcext:value-type="float">
            <text:p>0.388620745482187</text:p>
          </table:table-cell>
          <table:table-cell office:value-type="float" office:value="0.005483008" calcext:value-type="float">
            <text:p>0.00548300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3405977524411" calcext:value-type="float">
            <text:p>0.993405977524411</text:p>
          </table:table-cell>
          <table:table-cell office:value-type="float" office:value="0.005456128" calcext:value-type="float">
            <text:p>0.00545612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1556560961526" calcext:value-type="float">
            <text:p>0.221556560961526</text:p>
          </table:table-cell>
          <table:table-cell office:value-type="float" office:value="0.008073728" calcext:value-type="float">
            <text:p>0.00807372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89700863225288" calcext:value-type="float">
            <text:p>0.489700863225288</text:p>
          </table:table-cell>
          <table:table-cell office:value-type="float" office:value="0.005756928" calcext:value-type="float">
            <text:p>0.00575692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05350306513996" calcext:value-type="float">
            <text:p>0.0805350306514</text:p>
          </table:table-cell>
          <table:table-cell office:value-type="float" office:value="0.009625088" calcext:value-type="float">
            <text:p>0.00962508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7886133589575" calcext:value-type="float">
            <text:p>0.667886133589575</text:p>
          </table:table-cell>
          <table:table-cell office:value-type="float" office:value="0.004960256" calcext:value-type="float">
            <text:p>0.004960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ptio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Thread-1:</text:p>
          </table:table-cell>
          <table:table-cell/>
        </table:table-row>
        <table:table-row table:style-name="ro1">
          <table:table-cell office:value-type="string" calcext:value-type="string">
            <text:p>Traceback</text:p>
          </table:table-cell>
          <table:table-cell office:value-type="string" calcext:value-type="string">
            <text:p>(most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last):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ile</text:p>
          </table:table-cell>
          <table:table-cell office:value-type="string" calcext:value-type="string">
            <text:p>/usr/lib/python3.8/threading.py", line 932, in _bootstrap_inner</text:p>
            <text:p>    self.run()</text:p>
            <text:p>  File "/usr/lib/python3.8/threading.py", line 870, in run</text:p>
            <text:p>    self._target(*self._args, **self._kwargs)</text:p>
            <text:p>  File "/home/raynord/Vanderbilt University/Distributed Systems/CS-6381/1/middleware/services.py", line 48, in subscriber_thread</text:p>
            <text:p>    publishers = directory_client.list()</text:p>
            <text:p>  File "/home/raynord/Vanderbilt University/Distributed Systems/CS-6381/1/middleware/directory.py", line 39, in list</text:p>
            <text:p>    client.connect((self.address, self.port))</text:p>
            <text:p>OSError: [Errno 101] Network is unreachable</text:p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07:17:26.888047375</meta:creation-date>
    <dc:date>2021-02-16T07:26:29.609516984</dc:date>
    <meta:editing-duration>PT9M6S</meta:editing-duration>
    <meta:editing-cycles>1</meta:editing-cycles>
    <meta:document-statistic meta:table-count="3" meta:cell-count="211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3.952cm" style:legend-expansion="high" chart:style-name="ch2"/>
        <chart:plot-area chart:style-name="ch3" table:cell-range-address="Sheet1.A1:Sheet1.A2 T1P1S1_h2.C1:T1P1S1_h2.C15 T1P1S1_R_h2.C1:T1P1S1_R_h2.C15" chart:data-source-has-labels="row" svg:x="0.32cm" svg:y="0.18cm" svg:width="12.349cm" svg:height="8.64cm">
          <chartooo:coordinate-region svg:x="1.418cm" svg:y="0.379cm" svg:width="11.06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1P1S1_h2.C1:T1P1S1_h2.C15" chart:label-cell-address="Sheet1.A1:Sheet1.A1" chart:class="chart:line">
            <chart:data-point chart:repeated="15"/>
          </chart:series>
          <chart:series chart:style-name="ch7" chart:values-cell-range-address="T1P1S1_R_h2.C1:T1P1S1_R_h2.C15" chart:label-cell-address="Sheet1.A2:Sheet1.A2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P1S1</text:p>
                <draw:g>
                  <svg:desc>Sheet1.A1:Sheet1.A1</svg:desc>
                </draw:g>
              </table:table-cell>
              <table:table-cell office:value-type="string">
                <text:p>T1P1S1_R</text:p>
                <draw:g>
                  <svg:desc>Sheet1.A2:Sheet1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381632">
                <text:p>0.005381632</text:p>
                <draw:g>
                  <svg:desc>T1P1S1_h2.C1:T1P1S1_h2.C15</svg:desc>
                </draw:g>
              </table:table-cell>
              <table:table-cell office:value-type="float" office:value="0.0073856">
                <text:p>0.0073856</text:p>
                <draw:g>
                  <svg:desc>T1P1S1_R_h2.C1:T1P1S1_R_h2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699072">
                <text:p>0.005699072</text:p>
              </table:table-cell>
              <table:table-cell office:value-type="float" office:value="0.00627072">
                <text:p>0.00627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413632">
                <text:p>0.005413632</text:p>
              </table:table-cell>
              <table:table-cell office:value-type="float" office:value="0.009576704">
                <text:p>0.009576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092864">
                <text:p>0.009092864</text:p>
              </table:table-cell>
              <table:table-cell office:value-type="float" office:value="0.007526144">
                <text:p>0.007526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531136">
                <text:p>0.009531136</text:p>
              </table:table-cell>
              <table:table-cell office:value-type="float" office:value="0.007877632">
                <text:p>0.007877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357056">
                <text:p>0.009357056</text:p>
              </table:table-cell>
              <table:table-cell office:value-type="float" office:value="0.006370048">
                <text:p>0.006370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731072">
                <text:p>0.005731072</text:p>
              </table:table-cell>
              <table:table-cell office:value-type="float" office:value="0.008807424">
                <text:p>0.008807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545984">
                <text:p>0.005545984</text:p>
              </table:table-cell>
              <table:table-cell office:value-type="float" office:value="0.006253824">
                <text:p>0.006253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7185408">
                <text:p>0.007185408</text:p>
              </table:table-cell>
              <table:table-cell office:value-type="float" office:value="0.006112768">
                <text:p>0.006112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403392">
                <text:p>0.005403392</text:p>
              </table:table-cell>
              <table:table-cell office:value-type="float" office:value="0.01087232">
                <text:p>0.01087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009856">
                <text:p>0.010009856</text:p>
              </table:table-cell>
              <table:table-cell office:value-type="float" office:value="0.0078272">
                <text:p>0.00782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9974272">
                <text:p>0.009974272</text:p>
              </table:table-cell>
              <table:table-cell office:value-type="float" office:value="0.0060032">
                <text:p>0.00600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71264">
                <text:p>0.00571264</text:p>
              </table:table-cell>
              <table:table-cell office:value-type="float" office:value="0.006951936">
                <text:p>0.0069519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0622464">
                <text:p>0.010622464</text:p>
              </table:table-cell>
              <table:table-cell office:value-type="float" office:value="0.005630208">
                <text:p>0.0056302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328256">
                <text:p>0.007328256</text:p>
              </table:table-cell>
              <table:table-cell office:value-type="float" office:value="0.005910784">
                <text:p>0.0059107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